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7.673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5.662cm"/>
    </style:style>
    <style:style style:name="co14" style:family="table-column">
      <style:table-column-properties fo:break-before="auto" style:column-width="7.514cm"/>
    </style:style>
    <style:style style:name="co15" style:family="table-column">
      <style:table-column-properties fo:break-before="auto" style:column-width="4.577cm"/>
    </style:style>
    <style:style style:name="co16" style:family="table-column">
      <style:table-column-properties fo:break-before="auto" style:column-width="2.963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10.61cm"/>
    </style:style>
    <style:style style:name="co19" style:family="table-column">
      <style:table-column-properties fo:break-before="auto" style:column-width="0.45cm"/>
    </style:style>
    <style:style style:name="co20" style:family="table-column">
      <style:table-column-properties fo:break-before="auto" style:column-width="0.847cm"/>
    </style:style>
    <style:style style:name="co21" style:family="table-column">
      <style:table-column-properties fo:break-before="auto" style:column-width="6.112cm"/>
    </style:style>
    <style:style style:name="co22" style:family="table-column">
      <style:table-column-properties fo:break-before="auto" style:column-width="12.674cm"/>
    </style:style>
    <style:style style:name="co23" style:family="table-column">
      <style:table-column-properties fo:break-before="auto" style:column-width="0.979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4.524cm"/>
    </style:style>
    <style:style style:name="co26" style:family="table-column">
      <style:table-column-properties fo:break-before="auto" style:column-width="3.625cm"/>
    </style:style>
    <style:style style:name="co27" style:family="table-column">
      <style:table-column-properties fo:break-before="auto" style:column-width="4.895cm"/>
    </style:style>
    <style:style style:name="co28" style:family="table-column">
      <style:table-column-properties fo:break-before="auto" style:column-width="5.239cm"/>
    </style:style>
    <style:style style:name="co29" style:family="table-column">
      <style:table-column-properties fo:break-before="auto" style:column-width="27.305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0">
      <style:text-properties fo:color="#808080" fo:font-weight="bold" style:font-weight-asian="bold" style:font-weight-complex="bold"/>
    </style:style>
    <style:style style:name="ce11" style:family="table-cell" style:parent-style-name="Default" style:data-style-name="N0">
      <style:text-properties fo:color="#808080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5" style:family="table-cell" style:parent-style-name="Gut" style:data-style-name="N0">
      <style:table-cell-properties fo:background-color="#d8e4bc"/>
      <style:text-properties fo:color="#006100" style:font-name="Calibri" style:font-name-asian="Calibri" style:font-name-complex="Calibri"/>
    </style:style>
    <style:style style:name="ce16" style:family="table-cell" style:parent-style-name="Default" style:data-style-name="N0">
      <style:table-cell-properties fo:background-color="#d8e4bc"/>
    </style:style>
    <style:style style:name="ce17" style:family="table-cell" style:parent-style-name="Default" style:data-style-name="N0">
      <style:table-cell-properties fo:background-color="#ffc000"/>
    </style:style>
  </office:automatic-styles>
  <office:body>
    <office:spreadsheet>
      <table:calculation-settings table:case-sensitive="false" table:search-criteria-must-apply-to-whole-cell="false"/>
      <table:table table:name="ToDo" table:style-name="ta3">
        <table:table-column table:style-name="co29" table:default-cell-style-name="ce1"/>
        <table:table-column table:style-name="co2" table:number-columns-repeated="1023" table:default-cell-style-name="ce1"/>
        <table:table-row table:style-name="ro5">
          <table:table-cell table:style-name="ce2" office:value-type="string">
            <text:p>Sitemap</text:p>
          </table:table-cell>
          <table:table-cell table:number-columns-repeated="1023"/>
        </table:table-row>
        <table:table-row table:style-name="ro5">
          <table:table-cell table:style-name="ce14" office:value-type="string">
            <text:p><text:a xlink:href="https://cacoo.com/invited?mailAddress=jule%40true-or-false.com&amp;key=c13JlKFHXcaNltDR">https://cacoo.com/invited?mailAddress=jule%40true-or-false.com&amp;key=c13JlKFHXcaNltDR</text:a></text:p>
          </table:table-cell>
          <table:table-cell table:number-columns-repeated="1023"/>
        </table:table-row>
        <table:table-row table:style-name="ro5" table:number-rows-repeated="2">
          <table:table-cell table:style-name="ce2"/>
          <table:table-cell table:number-columns-repeated="1023"/>
        </table:table-row>
        <table:table-row table:style-name="ro5">
          <table:table-cell table:style-name="ce2" office:value-type="string">
            <text:p>Seiten</text:p>
          </table:table-cell>
          <table:table-cell table:number-columns-repeated="1023"/>
        </table:table-row>
        <table:table-row table:style-name="ro5" table:number-rows-repeated="6">
          <table:table-cell table:style-name="ce2"/>
          <table:table-cell table:number-columns-repeated="1023"/>
        </table:table-row>
        <table:table-row table:style-name="ro5">
          <table:table-cell table:style-name="ce2" office:value-type="string">
            <text:p>Zu erledigen</text:p>
          </table:table-cell>
          <table:table-cell table:number-columns-repeated="1023"/>
        </table:table-row>
        <table:table-row table:style-name="ro5">
          <table:table-cell office:value-type="string">
            <text:p>Logout-Button</text:p>
          </table:table-cell>
          <table:table-cell table:number-columns-repeated="1023"/>
        </table:table-row>
        <table:table-row table:style-name="ro5">
          <table:table-cell office:value-type="string">
            <text:p>Navigation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office:value-type="string">
            <text:p>Jahr vermerken</text:p>
          </table:table-cell>
          <table:table-cell table:number-columns-repeated="1023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2" office:value-type="string">
            <text:p>Wenn noch Zeit ist</text:p>
          </table:table-cell>
          <table:table-cell table:number-columns-repeated="1023"/>
        </table:table-row>
        <table:table-row table:style-name="ro5">
          <table:table-cell office:value-type="string">
            <text:p>Partneruni-Modal auf Infoseite</text:p>
          </table:table-cell>
          <table:table-cell table:number-columns-repeated="1023"/>
        </table:table-row>
        <table:table-row table:style-name="ro5">
          <table:table-cell office:value-type="string">
            <text:p>Ansprechpartner-Modal auf Infoseite</text:p>
          </table:table-cell>
          <table:table-cell table:number-columns-repeated="1023"/>
        </table:table-row>
        <table:table-row table:style-name="ro5">
          <table:table-cell office:value-type="string">
            <text:p>Farbe Umrandung aktives Feld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>
            <text:p>Specials</text:p>
          </table:table-cell>
          <table:table-cell table:number-columns-repeated="1023"/>
        </table:table-row>
        <table:table-row table:style-name="ro5">
          <table:table-cell office:value-type="string">
            <text:p>Fehlermeldung Zeichencode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>
            <text:p>nach Durchsicht Robert</text:p>
          </table:table-cell>
          <table:table-cell table:number-columns-repeated="1023"/>
        </table:table-row>
        <table:table-row table:style-name="ro5">
          <table:table-cell table:style-name="ce15" office:value-type="string">
            <text:p>Name umdrehen (Dashboard+Header)</text:p>
          </table:table-cell>
          <table:table-cell table:number-columns-repeated="1023"/>
        </table:table-row>
        <table:table-row table:style-name="ro5">
          <table:table-cell table:style-name="ce16" office:value-type="string">
            <text:p>Absender Email: APOLLO e.V.</text:p>
          </table:table-cell>
          <table:table-cell table:number-columns-repeated="1023"/>
        </table:table-row>
        <table:table-row table:style-name="ro5">
          <table:table-cell table:style-name="ce17" office:value-type="string">
            <text:p>Passwort Emaileinstellungen anpassen ???</text:p>
          </table:table-cell>
          <table:table-cell table:number-columns-repeated="1023"/>
        </table:table-row>
        <table:table-row table:style-name="ro5">
          <table:table-cell table:style-name="ce16" office:value-type="string">
            <text:p>Fehler auf PW-Ändern-Seite und auf Neues-Passwort-Link-Seite Validierung nicht korrekt</text:p>
          </table:table-cell>
          <table:table-cell table:number-columns-repeated="1023"/>
        </table:table-row>
        <table:table-row table:style-name="ro5">
          <table:table-cell table:style-name="ce16" office:value-type="string">
            <text:p>nach Abschicken von PW-Ändern-Formular + Neues-Passwort per Link auf Dashboard und dort Erfolgsmeldung</text:p>
          </table:table-cell>
          <table:table-cell table:number-columns-repeated="1023"/>
        </table:table-row>
        <table:table-row table:style-name="ro5">
          <table:table-cell table:style-name="ce16" office:value-type="string">
            <text:p>Anmeldeseite: Datum 23-08-1977 wird nicht akzeptiert (ONLINE-TESTEN)</text:p>
          </table:table-cell>
          <table:table-cell table:number-columns-repeated="1023"/>
        </table:table-row>
        <table:table-row table:style-name="ro5">
          <table:table-cell table:style-name="ce16" office:value-type="string">
            <text:p>Kontaktformular (Nachricht senden an otbor@apollo-online.de,falls eingeloggt bitte registrierte Email speichern)</text:p>
          </table:table-cell>
          <table:table-cell table:number-columns-repeated="1023"/>
        </table:table-row>
        <table:table-row table:style-name="ro5">
          <table:table-cell office:value-type="string">
            <text:p>Navigation Link „Persönlicher Bereich“: falls nicht angemeldet, zur Login-Seite bzw. Link nur anzeigen, wenn eingeloggt</text:p>
          </table:table-cell>
          <table:table-cell table:number-columns-repeated="1023"/>
        </table:table-row>
        <table:table-row table:style-name="ro5">
          <table:table-cell office:value-type="string">
            <text:p>Navigation Links „Apollo-Homepage“, „Apollo e.V.“ + Apollo-Logo: Hinweis, dass die Anmeldungsseite verlassen wird (evtl. nur, wenn angemeldet)</text:p>
          </table:table-cell>
          <table:table-cell table:number-columns-repeated="1023"/>
        </table:table-row>
        <table:table-row table:style-name="ro5">
          <table:table-cell office:value-type="string">
            <text:p>Google-Analytics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" office:value-type="string">
            <text:p>nach Durchsicht Jule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" office:value-type="string">
            <text:p>Admin-Bereich</text:p>
          </table:table-cell>
          <table:table-cell table:number-columns-repeated="1023"/>
        </table:table-row>
        <table:table-row table:style-name="ro5">
          <table:table-cell office:value-type="string">
            <text:p>mit Passwort versehen</text:p>
          </table:table-cell>
          <table:table-cell table:number-columns-repeated="1023"/>
        </table:table-row>
        <table:table-row table:style-name="ro5">
          <table:table-cell office:value-type="string">
            <text:p>Verwaltungsseite umsetzen (bitte zweite Zeile als Vorlage nehmen, Icon-Erklärung unten beachten)</text:p>
          </table:table-cell>
          <table:table-cell table:number-columns-repeated="1023"/>
        </table:table-row>
        <table:table-row table:style-name="ro5">
          <table:table-cell office:value-type="string">
            <text:p>bei Links „kompletter Datensatz“ und „Status ändern“ bitte auf Anmeldeformular des jeweiligen Kandidaten umleiten</text:p>
          </table:table-cell>
          <table:table-cell table:number-columns-repeated="1023"/>
        </table:table-row>
        <table:table-row table:style-name="ro5">
          <table:table-cell office:value-type="string">
            <text:p>Admin-Bereich auf Anmeldeseite umsetzen</text:p>
          </table:table-cell>
          <table:table-cell table:number-columns-repeated="1023"/>
        </table:table-row>
        <table:table-row table:style-name="ro5">
          <table:table-cell office:value-type="string">
            <text:p>wenn man als Admin eingeloggt ist, kommt man von der Anmeldeseite nach Speichern auf die Verwaltungsseite (zurück) </text:p>
          </table:table-cell>
          <table:table-cell table:number-columns-repeated="1023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tizen_Basisversion" table:style-name="ta2">
        <table:table-column table:style-name="co3" table:number-columns-repeated="1023" table:default-cell-style-name="ce1"/>
        <table:table-column table:style-name="co2" table:default-cell-style-name="ce1"/>
        <table:table-row table:style-name="ro1">
          <table:table-cell table:style-name="ce2" office:value-type="string">
            <text:p>Hauptfunktionen der Basisversion</text:p>
          </table:table-cell>
          <table:table-cell table:style-name="ce2" table:number-columns-repeated="1023"/>
        </table:table-row>
        <table:table-row table:style-name="ro3">
          <table:table-cell office:value-type="string">
            <text:p>Informationen</text:p>
          </table:table-cell>
          <table:table-cell table:number-columns-repeated="1023"/>
        </table:table-row>
        <table:table-row table:style-name="ro3">
          <table:table-cell office:value-type="string">
            <text:p>Email-Adressen für Benachrichtigung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tiz: Benachrichtigungen per Mail sollten auch an Kontaktpersonen geh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>
            <text:p>To-dos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Verwaltung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ommentar Kandida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nred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>
            <text:p>Log-In-Seite/Navigati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rfolgreich eingeloggt, Anzeige Status, Link Dateneingabe Vorauswah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>
            <text:p>mit Rober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Warnung bei Datensatz löschen, Status änder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mailadresse vor und nach @ einzeln erfassen? (wegen Tabelle, damit Umbruch erzeugt werden kann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ommentar Admin/Kandidat (Link oder Hover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" office:value-type="string">
            <text:p>Zeitplan Basisvers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date" office:date-value="2012-08-28">
            <text:p>28.08.12</text:p>
          </table:table-cell>
          <table:table-cell office:value-type="string">
            <text:p>Verwaltung fertigbauen, Dateneingabe fertig (quick&amp;dirty)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09-01">
            <text:p>01.09.12</text:p>
          </table:table-cell>
          <table:table-cell office:value-type="string">
            <text:p>Umsetzung mit Robert (work and travel?)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09-04">
            <text:p>04.09.12</text:p>
          </table:table-cell>
          <table:table-cell office:value-type="string">
            <text:p>Umsetzung weiter, andere Seite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ascha: Übersetzung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09-15">
            <text:p>15.09.12</text:p>
          </table:table-cell>
          <table:table-cell office:value-type="string">
            <text:p>online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0-15">
            <text:p>15.10.12</text:p>
          </table:table-cell>
          <table:table-cell office:value-type="string">
            <text:p>Anmeldeschluss/Planung Auswahlfahrt (Flüge Moskau vorher schon buchen mit Versicherung)</text:p>
          </table:table-cell>
          <table:table-cell table:number-columns-repeated="1022"/>
        </table:table-row>
        <table:table-row table:style-name="ro3">
          <table:table-cell table:style-name="ce4" office:value-type="date" office:date-value="2012-11-07">
            <text:p>07.11.12</text:p>
          </table:table-cell>
          <table:table-cell office:value-type="string">
            <text:p>Beginn Auswahlfahrt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vigation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21" table:default-cell-style-name="ce1"/>
        <table:table-row table:style-name="ro3">
          <table:table-cell office:value-type="string">
            <text:p>Informationen zum Praktikum</text:p>
          </table:table-cell>
          <table:table-cell office:value-type="string">
            <text:p>Mein Benutzerkonto</text:p>
          </table:table-cell>
          <table:table-cell table:number-columns-repeated="1022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usseite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020" table:default-cell-style-name="ce1"/>
        <table:table-row table:style-name="ro3">
          <table:table-cell office:value-type="string">
            <text:p>Anzeige Grunddaten</text:p>
          </table:table-cell>
          <table:table-cell table:number-columns-repeated="1023"/>
        </table:table-row>
        <table:table-row table:style-name="ro3">
          <table:table-cell office:value-type="string">
            <text:p>Status Daten erste Auswahl</text:p>
          </table:table-cell>
          <table:table-cell table:number-columns-repeated="1023"/>
        </table:table-row>
        <table:table-row table:style-name="ro3">
          <table:table-cell office:value-type="string">
            <text:p>Link zur Bearbeitung der Daten erste Auswahl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jeweils Möglichkeiten zum Bearbeiten</text:p>
          </table:table-cell>
          <table:table-cell table:number-columns-repeated="1023"/>
        </table:table-row>
        <table:table-row table:style-name="ro3">
          <table:table-cell office:value-type="string">
            <text:p>Statusmeldungen per Mail</text:p>
          </table:table-cell>
          <table:table-cell table:number-columns-repeated="1023"/>
        </table:table-row>
        <table:table-row table:style-name="ro3">
          <table:table-cell office:value-type="string">
            <text:p>Liste mit noch fehlenden Angaben/Dokumenten per Mail</text:p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iten_Übersicht" table:style-name="ta2">
        <table:table-column table:style-name="co8" table:default-cell-style-name="ce1"/>
        <table:table-column table:style-name="co8" table:default-cell-style-name="ce8"/>
        <table:table-column table:style-name="co8" table:default-cell-style-name="ce1"/>
        <table:table-column table:style-name="co11" table:default-cell-style-name="ce1"/>
        <table:table-column table:style-name="co3" table:number-columns-repeated="1019" table:default-cell-style-name="ce1"/>
        <table:table-column table:style-name="co2" table:default-cell-style-name="ce1"/>
        <table:table-row table:style-name="ro1">
          <table:table-cell table:style-name="ce2"/>
          <table:table-cell table:style-name="ce5"/>
          <table:table-cell table:style-name="ce2" table:number-columns-repeated="1022"/>
        </table:table-row>
        <table:table-row table:style-name="ro1">
          <table:table-cell table:style-name="ce2" office:value-type="string">
            <text:p>Bereich</text:p>
          </table:table-cell>
          <table:table-cell table:style-name="ce5" office:value-type="string">
            <text:p>home</text:p>
          </table:table-cell>
          <table:table-cell table:style-name="ce2" office:value-type="string">
            <text:p>account</text:p>
          </table:table-cell>
          <table:table-cell table:style-name="ce2" office:value-type="string">
            <text:p>bewerbungsverfahren</text:p>
          </table:table-cell>
          <table:table-cell table:style-name="ce2" table:number-columns-repeated="2"/>
          <table:table-cell table:style-name="ce2" office:value-type="string">
            <text:p>Adminbereich</text:p>
          </table:table-cell>
          <table:table-cell table:style-name="ce2" table:number-columns-repeated="1017"/>
        </table:table-row>
        <table:table-row table:style-name="ro1">
          <table:table-cell table:style-name="ce6" office:value-type="string">
            <text:p>Ordnername</text:p>
          </table:table-cell>
          <table:table-cell table:style-name="ce7" office:value-type="string">
            <text:p>home</text:p>
          </table:table-cell>
          <table:table-cell table:style-name="ce6" office:value-type="string">
            <text:p>account</text:p>
          </table:table-cell>
          <table:table-cell table:style-name="ce6" office:value-type="string">
            <text:p>bewerbung</text:p>
          </table:table-cell>
          <table:table-cell table:style-name="ce6" table:number-columns-repeated="2"/>
          <table:table-cell table:style-name="ce6" office:value-type="string">
            <text:p>admin</text:p>
          </table:table-cell>
          <table:table-cell table:style-name="ce6"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Einzelne Seiten</text:p>
          </table:table-cell>
          <table:table-cell office:value-type="string">
            <text:p>index (willkommen...)</text:p>
          </table:table-cell>
          <table:table-cell office:value-type="string">
            <text:p>registrierung</text:p>
          </table:table-cell>
          <table:table-cell office:value-type="string">
            <text:p>zulassung (Dateneingabe vor erster Auswahl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information</text:p>
          </table:table-cell>
          <table:table-cell office:value-type="string">
            <text:p>registrierung_erfolgreich</text:p>
          </table:table-cell>
          <table:table-cell office:value-type="string">
            <text:p>dateneingabe_zulassung_erfolgreich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login</text:p>
          </table:table-cell>
          <table:table-cell office:value-type="string">
            <text:p>daten_vorauswah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asswort_aendern</text:p>
          </table:table-cell>
          <table:table-cell office:value-type="string">
            <text:p>daten_vorauswahl_erfolg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asswort_aendern_erfolg</text:p>
          </table:table-cell>
          <table:table-cell office:value-type="string">
            <text:p>daten_vorauswahl_unvollstaendig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bmeldung_erfolgreich</text:p>
          </table:table-cell>
          <table:table-cell office:value-type="string">
            <text:p>daten_endauswah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...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aten_ausgewaehlte</text:p>
          </table:table-cell>
          <table:table-cell table:number-columns-repeated="1020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iten_Inhalt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019" table:default-cell-style-name="ce1"/>
        <table:table-column table:style-name="co2" table:default-cell-style-name="ce1"/>
        <table:table-row table:style-name="ro1">
          <table:table-cell table:style-name="ce2" office:value-type="string">
            <text:p>Registrierung</text:p>
          </table:table-cell>
          <table:table-cell table:style-name="ce2" office:value-type="string">
            <text:p>Zulassung/Anmeldung</text:p>
          </table:table-cell>
          <table:table-cell table:style-name="ce2"/>
          <table:table-cell table:style-name="ce2" office:value-type="string">
            <text:p>Statusseite</text:p>
          </table:table-cell>
          <table:table-cell table:style-name="ce2" table:number-columns-repeated="1020"/>
        </table:table-row>
        <table:table-row table:style-name="ro3">
          <table:table-cell office:value-type="string">
            <text:p>Anrede</text:p>
          </table:table-cell>
          <table:table-cell office:value-type="string">
            <text:p>Nachname lateinisch</text:p>
          </table:table-cell>
          <table:table-cell/>
          <table:table-cell office:value-type="string">
            <text:p>Anzeige Anmeldung</text:p>
          </table:table-cell>
          <table:table-cell table:number-columns-repeated="1020"/>
        </table:table-row>
        <table:table-row table:style-name="ro3">
          <table:table-cell office:value-type="string">
            <text:p>Name</text:p>
          </table:table-cell>
          <table:table-cell office:value-type="string">
            <text:p>Vorname lateinisch</text:p>
          </table:table-cell>
          <table:table-cell table:number-columns-repeated="1022"/>
        </table:table-row>
        <table:table-row table:style-name="ro3">
          <table:table-cell office:value-type="string">
            <text:p>Vorname</text:p>
          </table:table-cell>
          <table:table-cell office:value-type="string">
            <text:p>Geburtsdatum</text:p>
          </table:table-cell>
          <table:table-cell office:value-type="string">
            <text:p>Warnung Altersgrenze</text:p>
          </table:table-cell>
          <table:table-cell office:value-type="string">
            <text:p>absagen</text:p>
          </table:table-cell>
          <table:table-cell table:number-columns-repeated="1020"/>
        </table:table-row>
        <table:table-row table:style-name="ro3">
          <table:table-cell office:value-type="string">
            <text:p>Vatersname</text:p>
          </table:table-cell>
          <table:table-cell office:value-type="string">
            <text:p>Nummer Inlandspass</text:p>
          </table:table-cell>
          <table:table-cell table:number-columns-repeated="1022"/>
        </table:table-row>
        <table:table-row table:style-name="ro3">
          <table:table-cell office:value-type="string">
            <text:p>Email</text:p>
          </table:table-cell>
          <table:table-cell office:value-type="string">
            <text:p>Mobilfunknummer (freiwillig)</text:p>
          </table:table-cell>
          <table:table-cell table:number-columns-repeated="1022"/>
        </table:table-row>
        <table:table-row table:style-name="ro3">
          <table:table-cell office:value-type="string">
            <text:p>Passwort</text:p>
          </table:table-cell>
          <table:table-cell office:value-type="string">
            <text:p>Praktikumsjah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niversität (Liste)</text:p>
          </table:table-cell>
          <table:table-cell office:value-type="string">
            <text:p>auch potentielle Partneruniversitäten, später aussiebe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Fakultät Lis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akultät Nam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tudienfach List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tudienfach Nam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erzeit angestrebter Abschluss (Diplom, Bachelor, Master, Doktor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urs zum Praktikumszeitpunk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verkürzt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eutschkenntnisse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Kommenta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ntern: Anmeldedatum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022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swahllisten" table:style-name="ta2"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3" table:number-columns-repeated="1019" table:default-cell-style-name="ce1"/>
        <table:table-column table:style-name="co2" table:default-cell-style-name="ce1"/>
        <table:table-row table:style-name="ro1">
          <table:table-cell table:style-name="ce2" office:value-type="string">
            <text:p>Fakultät</text:p>
          </table:table-cell>
          <table:table-cell table:style-name="ce2" office:value-type="string">
            <text:p>Fachrichtungen</text:p>
          </table:table-cell>
          <table:table-cell table:style-name="ce2"/>
          <table:table-cell table:style-name="ce2" office:value-type="string">
            <text:p>Spezialisierung</text:p>
          </table:table-cell>
          <table:table-cell table:style-name="ce2" office:value-type="string">
            <text:p>Studienjahr</text:p>
          </table:table-cell>
          <table:table-cell table:style-name="ce2"/>
          <table:table-cell table:style-name="ce2" office:value-type="string">
            <text:p>Abschluss</text:p>
          </table:table-cell>
          <table:table-cell table:style-name="ce2" table:number-columns-repeated="1017"/>
        </table:table-row>
        <table:table-row table:style-name="ro3">
          <table:table-cell office:value-type="string">
            <text:p>Mechanisierung</text:p>
          </table:table-cell>
          <table:table-cell office:value-type="string">
            <text:p>Agronomie</text:p>
          </table:table-cell>
          <table:table-cell office:value-type="string">
            <text:p>Агрономия</text:p>
          </table:table-cell>
          <table:table-cell office:value-type="string">
            <text:p>...</text:p>
          </table:table-cell>
          <table:table-cell office:value-type="string">
            <text:p>3 курс</text:p>
          </table:table-cell>
          <table:table-cell office:value-type="string">
            <text:p>бакалавр 3 курс</text:p>
          </table:table-cell>
          <table:table-cell office:value-type="string">
            <text:p>диплом</text:p>
          </table:table-cell>
          <table:table-cell table:number-columns-repeated="1017"/>
        </table:table-row>
        <table:table-row table:style-name="ro3">
          <table:table-cell office:value-type="string">
            <text:p>Ökonomie</text:p>
          </table:table-cell>
          <table:table-cell office:value-type="string">
            <text:p>Tierzucht</text:p>
          </table:table-cell>
          <table:table-cell office:value-type="string">
            <text:p>Зоотехния</text:p>
          </table:table-cell>
          <table:table-cell/>
          <table:table-cell office:value-type="string">
            <text:p>4 курс</text:p>
          </table:table-cell>
          <table:table-cell office:value-type="string">
            <text:p>бакалавр 4 курс</text:p>
          </table:table-cell>
          <table:table-cell office:value-type="string">
            <text:p>бакалавр</text:p>
          </table:table-cell>
          <table:table-cell table:number-columns-repeated="1017"/>
        </table:table-row>
        <table:table-row table:style-name="ro3">
          <table:table-cell office:value-type="string">
            <text:p>Agronomie</text:p>
          </table:table-cell>
          <table:table-cell office:value-type="string">
            <text:p>Veterinärmedizin</text:p>
          </table:table-cell>
          <table:table-cell office:value-type="string">
            <text:p>Ветернарная медицина</text:p>
          </table:table-cell>
          <table:table-cell/>
          <table:table-cell office:value-type="string">
            <text:p>другое (аспиранты, магистры, после техникума)</text:p>
          </table:table-cell>
          <table:table-cell table:number-columns-repeated="2" office:value-type="string">
            <text:p>магистр</text:p>
          </table:table-cell>
          <table:table-cell table:number-columns-repeated="1017"/>
        </table:table-row>
        <table:table-row table:style-name="ro3">
          <table:table-cell office:value-type="string">
            <text:p>...</text:p>
          </table:table-cell>
          <table:table-cell office:value-type="string">
            <text:p>Verarbeitung</text:p>
          </table:table-cell>
          <table:table-cell office:value-type="string">
            <text:p>Переработка</text:p>
          </table:table-cell>
          <table:table-cell table:number-columns-repeated="3"/>
          <table:table-cell office:value-type="string">
            <text:p>аспирант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Ökonomie</text:p>
          </table:table-cell>
          <table:table-cell office:value-type="string">
            <text:p>Экономика</text:p>
          </table:table-cell>
          <table:table-cell table:number-columns-repeated="3"/>
          <table:table-cell office:value-type="string">
            <text:p>другое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Mechanisierung</text:p>
          </table:table-cell>
          <table:table-cell office:value-type="string">
            <text:p>Механизация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lektrifizierung</text:p>
          </table:table-cell>
          <table:table-cell office:value-type="string">
            <text:p>Электрификация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odenkataster</text:p>
          </table:table-cell>
          <table:table-cell office:value-type="string">
            <text:p>Земельный кадастр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sonstige</text:p>
          </table:table-cell>
          <table:table-cell office:value-type="string">
            <text:p>другое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lderRU" table:style-name="ta2">
        <table:table-column table:style-name="co19" table:default-cell-style-name="ce1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3" table:default-cell-style-name="ce1"/>
        <table:table-column table:style-name="co3" table:number-columns-repeated="4" table:default-cell-style-name="ce1"/>
        <table:table-column table:style-name="co25" table:default-cell-style-name="ce1"/>
        <table:table-column table:style-name="co3" table:number-columns-repeated="1010" table:default-cell-style-name="ce1"/>
        <table:table-column table:style-name="co2" table:default-cell-style-name="ce1"/>
        <table:table-row table:style-name="ro1">
          <table:table-cell table:style-name="ce10" office:value-type="string">
            <text:p>Summe</text:p>
          </table:table-cell>
          <table:table-cell table:style-name="ce2" office:value-type="string">
            <text:p>Nr</text:p>
          </table:table-cell>
          <table:table-cell table:style-name="ce2" office:value-type="string">
            <text:p>Bereich</text:p>
          </table:table-cell>
          <table:table-cell table:style-name="ce2" office:value-type="string">
            <text:p>Feld</text:p>
          </table:table-cell>
          <table:table-cell table:style-name="ce2"/>
          <table:table-cell table:style-name="ce2" office:value-type="string">
            <text:p>Formular</text:p>
          </table:table-cell>
          <table:table-cell table:style-name="ce2" office:value-type="string">
            <text:p>Typ</text:p>
          </table:table-cell>
          <table:table-cell table:style-name="ce2" office:value-type="string">
            <text:p>Art</text:p>
          </table:table-cell>
          <table:table-cell table:style-name="ce2" office:value-type="string">
            <text:p>Pflicht</text:p>
          </table:table-cell>
          <table:table-cell table:style-name="ce2" office:value-type="string">
            <text:p>Sprache</text:p>
          </table:table-cell>
          <table:table-cell table:style-name="ce2" office:value-type="string">
            <text:p>Ausfüllhinweis</text:p>
          </table:table-cell>
          <table:table-cell table:style-name="ce2" office:value-type="string">
            <text:p>Kommentar</text:p>
          </table:table-cell>
          <table:table-cell table:style-name="ce2"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Persönliche Angaben kyrillisch</text:p>
          </table:table-cell>
          <table:table-cell table:style-name="ce12" office:value-type="string">
            <text:p>Anred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Auswahl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>
            <text:p>2</text:p>
          </table:table-cell>
          <table:table-cell/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3">
            <text:p>3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4">
            <text:p>4</text:p>
          </table:table-cell>
          <table:table-cell/>
          <table:table-cell office:value-type="string">
            <text:p>Vatersname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5">
            <text:p>5</text:p>
          </table:table-cell>
          <table:table-cell/>
          <table:table-cell office:value-type="string">
            <text:p>Passwort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>
            <text:p>5</text:p>
          </table:table-cell>
          <table:table-cell/>
          <table:table-cell office:value-type="string">
            <text:p>Geburtsdat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 office:value-type="string">
            <text:p>Datum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6">
            <text:p>6</text:p>
          </table:table-cell>
          <table:table-cell/>
          <table:table-cell office:value-type="string">
            <text:p>Geburts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7">
            <text:p>7</text:p>
          </table:table-cell>
          <table:table-cell/>
          <table:table-cell office:value-type="string">
            <text:p>Geburts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Auswahl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8">
            <text:p>8</text:p>
          </table:table-cell>
          <table:table-cell/>
          <table:table-cell office:value-type="string">
            <text:p>Meldeadresse 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Auswahl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Logo steht hier: nicht obshchezhitie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9">
            <text:p>9</text:p>
          </table:table-cell>
          <table:table-cell/>
          <table:table-cell office:value-type="string">
            <text:p>Meldeadresse Oblas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0">
            <text:p>10</text:p>
          </table:table-cell>
          <table:table-cell/>
          <table:table-cell office:value-type="string">
            <text:p>Meldeadresse Rajo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1">
            <text:p>11</text:p>
          </table:table-cell>
          <table:table-cell/>
          <table:table-cell office:value-type="string">
            <text:p>Meldeadresse Index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2">
            <text:p>12</text:p>
          </table:table-cell>
          <table:table-cell/>
          <table:table-cell office:value-type="string">
            <text:p>Meldeadresse 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3">
            <text:p>13</text:p>
          </table:table-cell>
          <table:table-cell/>
          <table:table-cell office:value-type="string">
            <text:p>Meldeadresse Str, Nr.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4">
            <text:p>14</text:p>
          </table:table-cell>
          <table:table-cell/>
          <table:table-cell office:value-type="string">
            <text:p>Meldeadresse Kvartira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office:value-type="string">
            <text:p>frei kyrillisch</text:p>
          </table:table-cell>
          <table:table-cell office:value-type="string">
            <text:p>wenn zutreffend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15">
            <text:p>15</text:p>
          </table:table-cell>
          <table:table-cell/>
          <table:table-cell office:value-type="string">
            <text:p>Meldeadresse Zusatz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/>
          <table:table-cell office:value-type="string">
            <text:p>wenn zutreffend</text:p>
          </table:table-cell>
          <table:table-cell table:number-columns-repeated="1015"/>
        </table:table-row>
        <table:table-row table:style-name="ro3">
          <table:table-cell office:value-type="float" office:value="15">
            <text:p>15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16">
            <text:p>16</text:p>
          </table:table-cell>
          <table:table-cell/>
          <table:table-cell table:style-name="ce13" office:value-type="string">
            <text:p>Nr. Inlandspass</text:p>
          </table:table-cell>
          <table:table-cell table:number-columns-repeated="1020"/>
        </table:table-row>
        <table:table-row table:style-name="ro3">
          <table:table-cell office:value-type="float" office:value="16">
            <text:p>16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17">
            <text:p>17</text:p>
          </table:table-cell>
          <table:table-cell/>
          <table:table-cell office:value-type="string">
            <text:p>Familienstand</text:p>
          </table:table-cell>
          <table:table-cell office:value-type="string">
            <text:p>x</text:p>
          </table:table-cell>
          <table:table-cell/>
          <table:table-cell office:value-type="string">
            <text:p>Radiobutton</text:p>
          </table:table-cell>
          <table:table-cell office:value-type="string">
            <text:p>ledig, verheiratet, geschieden, verwitwet</text:p>
          </table:table-cell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18">
            <text:p>18</text:p>
          </table:table-cell>
          <table:table-cell/>
          <table:table-cell office:value-type="string">
            <text:p>Telefon mit Ko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>
            <text:p>19</text:p>
          </table:table-cell>
          <table:table-cell/>
          <table:table-cell office:value-type="string">
            <text:p>Mobiltelefo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>
            <text:p>20</text:p>
          </table:table-cell>
          <table:table-cell/>
          <table:table-cell office:value-type="string">
            <text:p>Emailadresse:</text:p>
          </table:table-cell>
          <table:table-cell office:value-type="string">
            <text:p>x</text:p>
          </table:table-cell>
          <table:table-cell office:value-type="string">
            <text:p>Registrierung</text:p>
          </table:table-cell>
          <table:table-cell office:value-type="string">
            <text:p>Email</text:p>
          </table:table-cell>
          <table:table-cell table:number-columns-repeated="3"/>
          <table:table-cell office:value-type="string">
            <text:p>Hinweis: muss regeläßig Emails checken</text:p>
          </table:table-cell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table:number-columns-repeated="1023"/>
        </table:table-row>
        <table:table-row table:style-name="ro3">
          <table:table-cell office:value-type="float" office:value="20">
            <text:p>20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21">
            <text:p>21</text:p>
          </table:table-cell>
          <table:table-cell office:value-type="string">
            <text:p>Persönliche Angaben lateinisch</text:p>
          </table:table-cell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2">
            <text:p>22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3">
          <table:table-cell office:value-type="float" office:value="22">
            <text:p>22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23">
            <text:p>23</text:p>
          </table:table-cell>
          <table:table-cell/>
          <table:table-cell office:value-type="string">
            <text:p>Geburts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4">
            <text:p>24</text:p>
          </table:table-cell>
          <table:table-cell/>
          <table:table-cell office:value-type="string">
            <text:p>Geburts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5">
            <text:p>25</text:p>
          </table:table-cell>
          <table:table-cell/>
          <table:table-cell office:value-type="string">
            <text:p>Meldeadresse Land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6">
            <text:p>26</text:p>
          </table:table-cell>
          <table:table-cell/>
          <table:table-cell office:value-type="string">
            <text:p>Meldeadresse Oblas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7">
            <text:p>27</text:p>
          </table:table-cell>
          <table:table-cell/>
          <table:table-cell office:value-type="string">
            <text:p>Meldeadresse Rajo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8">
            <text:p>28</text:p>
          </table:table-cell>
          <table:table-cell/>
          <table:table-cell office:value-type="string">
            <text:p>Meldeadresse Index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29">
            <text:p>29</text:p>
          </table:table-cell>
          <table:table-cell/>
          <table:table-cell office:value-type="string">
            <text:p>Meldeadresse O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30">
            <text:p>30</text:p>
          </table:table-cell>
          <table:table-cell/>
          <table:table-cell office:value-type="string">
            <text:p>Meldeadresse Str, Nr.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31">
            <text:p>31</text:p>
          </table:table-cell>
          <table:table-cell/>
          <table:table-cell office:value-type="string">
            <text:p>Meldeadresse Kvartira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wenn zutreffend</text:p>
          </table:table-cell>
          <table:table-cell table:number-columns-repeated="1015"/>
        </table:table-row>
        <table:table-row table:style-name="ro3">
          <table:table-cell office:value-type="float" office:value="31">
            <text:p>31</text:p>
          </table:table-cell>
          <table:table-cell table:number-columns-repeated="1023"/>
        </table:table-row>
        <table:table-row table:style-name="ro3">
          <table:table-cell office:value-type="float" office:value="31">
            <text:p>31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32">
            <text:p>32</text:p>
          </table:table-cell>
          <table:table-cell office:value-type="string">
            <text:p>Schulausbildung</text:p>
          </table:table-cell>
          <table:table-cell office:value-type="string">
            <text:p>Schule 1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3">
            <text:p>3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4">
            <text:p>3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5">
            <text:p>3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>
            <text:p>3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37">
            <text:p>37</text:p>
          </table:table-cell>
          <table:table-cell/>
          <table:table-cell office:value-type="string">
            <text:p>Schule 2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8">
            <text:p>38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39">
            <text:p>39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0">
            <text:p>40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>
            <text:p>41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office:value-type="float" office:value="41">
            <text:p>41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42">
            <text:p>42</text:p>
          </table:table-cell>
          <table:table-cell/>
          <table:table-cell office:value-type="string">
            <text:p>Schule 3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3">
            <text:p>4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4">
            <text:p>4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5">
            <text:p>4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>
            <text:p>4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office:value-type="float" office:value="46">
            <text:p>46</text:p>
          </table:table-cell>
          <table:table-cell table:number-columns-repeated="4"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47">
            <text:p>47</text:p>
          </table:table-cell>
          <table:table-cell/>
          <table:table-cell office:value-type="string">
            <text:p>weitere Schule</text:p>
          </table:table-cell>
          <table:table-cell table:number-columns-repeated="1020"/>
        </table:table-row>
        <table:table-row table:style-name="ro3">
          <table:table-cell office:value-type="float" office:value="47">
            <text:p>47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48">
            <text:p>48</text:p>
          </table:table-cell>
          <table:table-cell/>
          <table:table-cell office:value-type="string">
            <text:p>Technik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49">
            <text:p>49</text:p>
          </table:table-cell>
          <table:table-cell/>
          <table:table-cell office:value-type="string">
            <text:p>erfolgreich abgeschloss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50">
            <text:p>50</text:p>
          </table:table-cell>
          <table:table-cell/>
          <table:table-cell office:value-type="string">
            <text:p>Ort Latein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>
            <text:p>51</text:p>
          </table:table-cell>
          <table:table-cell/>
          <table:table-cell office:value-type="string">
            <text:p>Technikum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>
            <text:p>52</text:p>
          </table:table-cell>
          <table:table-cell/>
          <table:table-cell office:value-type="string">
            <text:p>Technikum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>
            <text:p>53</text:p>
          </table:table-cell>
          <table:table-cell/>
          <table:table-cell office:value-type="string">
            <text:p>Technikum Fa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office:value-type="float" office:value="53">
            <text:p>53</text:p>
          </table:table-cell>
          <table:table-cell table:number-columns-repeated="1023"/>
        </table:table-row>
        <table:table-row table:style-name="ro3">
          <table:table-cell office:value-type="float" office:value="53">
            <text:p>53</text:p>
          </table:table-cell>
          <table:table-cell table:number-columns-repeated="1023"/>
        </table:table-row>
        <table:table-row table:style-name="ro3">
          <table:table-cell office:value-type="float" office:value="53">
            <text:p>53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54">
            <text:p>54</text:p>
          </table:table-cell>
          <table:table-cell office:value-type="string">
            <text:p>Studium</text:p>
          </table:table-cell>
          <table:table-cell office:value-type="string">
            <text:p>Universitä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55">
            <text:p>55</text:p>
          </table:table-cell>
          <table:table-cell/>
          <table:table-cell office:value-type="string">
            <text:p>Fakultät Name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4"/>
          <table:table-cell office:value-type="string">
            <text:p>Ausgabe automatisch auch auf Deutsch</text:p>
          </table:table-cell>
          <table:table-cell table:number-columns-repeated="1012"/>
        </table:table-row>
        <table:table-row table:style-name="ro3">
          <table:table-cell table:number-columns-repeated="2" office:value-type="float" office:value="56">
            <text:p>56</text:p>
          </table:table-cell>
          <table:table-cell/>
          <table:table-cell office:value-type="string">
            <text:p>Fakultät allgemeine Ausrichtung (für Lebenslauf, DB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>
            <text:p>57</text:p>
          </table:table-cell>
          <table:table-cell/>
          <table:table-cell office:value-type="string">
            <text:p>Spezialisierung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office:value-type="float" office:value="57">
            <text:p>57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58">
            <text:p>58</text:p>
          </table:table-cell>
          <table:table-cell/>
          <table:table-cell office:value-type="string">
            <text:p>Beginn Studi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59">
            <text:p>59</text:p>
          </table:table-cell>
          <table:table-cell/>
          <table:table-cell office:value-type="string">
            <text:p>voraussichtliches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60">
            <text:p>60</text:p>
          </table:table-cell>
          <table:table-cell/>
          <table:table-cell office:value-type="string">
            <text:p>Kurs (zum Zeitpunkt der Auswahl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5"/>
          <table:table-cell office:value-type="string">
            <text:p>Warnung, wenn falscher Kurs</text:p>
          </table:table-cell>
          <table:table-cell table:number-columns-repeated="1012"/>
        </table:table-row>
        <table:table-row table:style-name="ro3">
          <table:table-cell table:number-columns-repeated="2" office:value-type="float" office:value="61">
            <text:p>61</text:p>
          </table:table-cell>
          <table:table-cell/>
          <table:table-cell office:value-type="string">
            <text:p>Gesamtzahl Kur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62">
            <text:p>62</text:p>
          </table:table-cell>
          <table:table-cell/>
          <table:table-cell office:value-type="string">
            <text:p>verkürzt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angestrebter Abschluss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float" office:value="62">
            <text:p>62</text:p>
          </table:table-cell>
          <table:table-cell table:number-columns-repeated="1023"/>
        </table:table-row>
        <table:table-row table:style-name="ro3">
          <table:table-cell table:number-columns-repeated="2" office:value-type="float" office:value="63">
            <text:p>63</text:p>
          </table:table-cell>
          <table:table-cell office:value-type="string">
            <text:p>Sprachkenntnisse Vorauswahl</text:p>
          </table:table-cell>
          <table:table-cell office:value-type="string">
            <text:p>Muttersprache(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number-columns-repeated="2" office:value-type="float" office:value="64">
            <text:p>64</text:p>
          </table:table-cell>
          <table:table-cell/>
          <table:table-cell office:value-type="string">
            <text:p>Deutschkenntnisse vorhanden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65">
            <text:p>65</text:p>
          </table:table-cell>
          <table:table-cell/>
          <table:table-cell office:value-type="string">
            <text:p>Anzahl Jahre gesam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numerisch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>
            <text:p>66</text:p>
          </table:table-cell>
          <table:table-cell/>
          <table:table-cell office:value-type="string">
            <text:p>derzeit Unterricht (Uni, privat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number-columns-repeated="2" office:value-type="string">
            <text:p>Err:508</text:p>
          </table:table-cell>
          <table:table-cell/>
          <table:table-cell office:value-type="string">
            <text:p>Selbsteinschätzung (evtl. mehrere Felder zum Anklicke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Kommentar Deutschkenntnis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Sonstige Fremdsprach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Reisedokument</text:p>
          </table:table-cell>
          <table:table-cell office:value-type="string">
            <text:p>Reisepass vorhanden?</text:p>
          </table:table-cell>
          <table:table-cell/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office:value-type="string">
            <text:p>Pflicht, kann ergänzt und geändert werden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amilien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Vor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ausstellendes Land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Liste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Nr.</text:p>
          </table:table-cell>
          <table:table-cell/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 (später)</text:p>
          </table:table-cell>
          <table:table-cell/>
          <table:table-cell office:value-type="string">
            <text:p>alle Ziffern, ohne No.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Ausstelldatum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Ende Gültigkeit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Fahrerlaubnis</text:p>
          </table:table-cell>
          <table:table-cell office:value-type="string">
            <text:p>Führerschein PKW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Auswahl: vorhanden, kein, geplant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der Auswahl können nur tatsächlich vorhandene Führerscheine berücksichtigt werden.</text:p>
          </table:table-cell>
          <table:table-cell office:value-type="string">
            <text:p>ob der FS tatsächlich da ist könnte man feststellen, indem man den Teilnehmer die Kartennummer eingeben lässt</text:p>
          </table:table-cell>
          <table:table-cell table:number-columns-repeated="1012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PKW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PKW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/>
          <table:table-cell office:value-type="string">
            <text:p>Karte international, sonstige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PKW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Trakto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Traktor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Traktor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office:value-type="string">
            <text:p>entfällt evtl.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ührerschein Traktor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Eignung/Motivation</text:p>
          </table:table-cell>
          <table:table-cell office:value-type="string">
            <text:p>Motivation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Motivation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Lebenslauf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ebenslauf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Lieblingsfächer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table:style-name="ce13" office:value-type="string">
            <text:p>Praktikumsinteressen (siehe Anketa)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Berufsplän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Praxis:</text:p>
          </table:table-cell>
          <table:table-cell office:value-type="string">
            <text:p>Betrieb in Familie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ie groß?</text:p>
          </table:table-cell>
          <table:table-cell/>
          <table:table-cell office:value-type="string">
            <text:p>Vorauswahl</text:p>
          </table:table-cell>
          <table:table-cell office:value-type="string">
            <text:p>numerisch (Ar/Hektar)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elche Tiere/Kultur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elche Arbeiten führen Sie dort aus?</text:p>
          </table:table-cell>
          <table:table-cell/>
          <table:table-cell office:value-type="string">
            <text:p>Vorauswahl</text:p>
          </table:table-cell>
          <table:table-cell office:value-type="string">
            <text:p>Freitext</text:p>
          </table:table-cell>
          <table:table-cell table:number-columns-repeated="4"/>
          <table:table-cell office:value-type="string">
            <text:p>für automatischen Lebenslauf</text:p>
          </table:table-cell>
          <table:table-cell table:number-columns-repeated="1012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a: wo, Zeitraum, welche Tätigkeit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melk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Traktor fahr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Traktor fahren mit Anhänger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Einsatzbereich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Betrieb Pflanzenbau, Betrieb Tierhaltung, Gemischtbetrieb, Tierklinik, Verarbeitungsbetrieb, sonstige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Name Einsatzort Russisch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Name Einsatzort Latein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Beginn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Ende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zugeschaut oder selbst gearbeite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1 ausgeführte Tätigkeiten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2 …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Praktikum 3 …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Arbeitserfahrung</text:p>
          </table:table-cell>
          <table:table-cell office:value-type="string">
            <text:p>Selbst Geld verdien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In welchem Bereich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Ernährung/Gesundheit:</text:p>
          </table:table-cell>
          <table:table-cell office:value-type="string">
            <text:p>Sind Sie Vegetarier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Essen Sie Schweinefleisch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Sonstige Besonderheiten bei der Ernährung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Rauch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regelmäßig/gelegentlich/nie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Organisation:</text:p>
          </table:table-cell>
          <table:table-cell office:value-type="string">
            <text:p>Haben Sie sich bereits einmal bei Apollo beworben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table:number-columns-repeated="1016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Haben Sie sich bei anderen Organisationen beworben oder planen Sie dies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Absage!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enn ja, bei welcher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freiwillig</text:p>
          </table:table-cell>
          <table:table-cell/>
          <table:table-cell office:value-type="string">
            <text:p>Hinweis: Doppelbewerbung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aren Sie schon mal im Ausland?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Wenn ja, wann, wo...?</text:p>
          </table:table-cell>
          <table:table-cell/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Lebenslauf sonstiges</text:p>
          </table:table-cell>
          <table:table-cell office:value-type="string">
            <text:p>Beruf Mutter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Beruf Vater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Anzahl Geschwister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Hobbies</text:p>
          </table:table-cell>
          <table:table-cell/>
          <table:table-cell office:value-type="string">
            <text:p>Checkbox</text:p>
          </table:table-cell>
          <table:table-cell table:number-columns-repeated="5"/>
          <table:table-cell office:value-type="string">
            <text:p>Checkboxen für deutschen Lebenslauf</text:p>
          </table:table-cell>
          <table:table-cell table:number-columns-repeated="1012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Erklärungen:</text:p>
          </table:table-cell>
          <table:table-cell office:value-type="string">
            <text:p>Datenschutz (Verwendung auch für Lebenslauf)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Ich bin gesund und habe keine chronischen Erkrankungen/Schwangerschaft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alls nicht: anbieten, dass das privat geklärt wird</text:p>
          </table:table-cell>
          <table:table-cell table:number-columns-repeated="101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Falls andere Organisation: absagen!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>
            <text:p>Intern</text:p>
          </table:table-cell>
          <table:table-cell office:value-type="string">
            <text:p>Anmeldedatum</text:p>
          </table:table-cell>
          <table:table-cell table:number-columns-repeated="3"/>
          <table:table-cell office:value-type="string">
            <text:p>nicht sichtbar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Vorauswahl bestande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ndauswahl bestande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Unterlagen komplet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Quote unentschuldigtes Fehlen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/>
          <table:table-cell office:value-type="string">
            <text:p>zum Praktikum zugelassen (nach DaF-Kurs-Rückmeldung)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formula="of:=#VALUE!" office:value-type="float" office:value="0">
            <text:p>#NAME?</text:p>
          </table:table-cell>
          <table:table-cell office:value-type="string">
            <text:p>Sonstige</text:p>
          </table:table-cell>
          <table:table-cell office:value-type="string">
            <text:p>evtl. noch Körpergröße</text:p>
          </table:table-cell>
          <table:table-cell table:number-columns-repeated="1020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3">
          <table:table-cell table:formula="of:=#VALUE!" office:value-type="float" office:value="0">
            <text:p>#NAME?</text:p>
          </table:table-cell>
          <table:table-cell table:number-columns-repeated="1023"/>
        </table:table-row>
        <table:table-row table:style-name="ro4" table:number-rows-repeated="104839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rwaltung_basic" table:style-name="ta2">
        <table:table-column table:style-name="co3" table:default-cell-style-name="ce1"/>
        <table:table-column table:style-name="co26" table:default-cell-style-name="ce1"/>
        <table:table-column table:style-name="co3" table:number-columns-repeated="1021" table:default-cell-style-name="ce1"/>
        <table:table-column table:style-name="co2" table:default-cell-style-name="ce1"/>
        <table:table-row table:style-name="ro1">
          <table:table-cell table:style-name="ce2" office:value-type="string">
            <text:p>Filter</text:p>
          </table:table-cell>
          <table:table-cell table:style-name="ce2" office:value-type="string">
            <text:p>Felder angezeigt</text:p>
          </table:table-cell>
          <table:table-cell table:style-name="ce2" office:value-type="string">
            <text:p>Funktionen</text:p>
          </table:table-cell>
          <table:table-cell table:style-name="ce2" table:number-columns-repeated="1021"/>
        </table:table-row>
        <table:table-row table:style-name="ro3">
          <table:table-cell office:value-type="string">
            <text:p>Universität</text:p>
          </table:table-cell>
          <table:table-cell/>
          <table:table-cell office:value-type="string">
            <text:p>Kandidat ausschließen (Benachrichtigung dokumentieren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aten als Tabelle exportieren</text:p>
          </table:table-cell>
          <table:table-cell table:number-columns-repeated="1021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rwaltung" table:style-name="ta2">
        <table:table-column table:style-name="co27" table:default-cell-style-name="ce1"/>
        <table:table-column table:style-name="co28" table:default-cell-style-name="ce1"/>
        <table:table-column table:style-name="co3" table:number-columns-repeated="1021" table:default-cell-style-name="ce1"/>
        <table:table-column table:style-name="co2" table:default-cell-style-name="ce1"/>
        <table:table-row table:style-name="ro1">
          <table:table-cell table:style-name="ce2" office:value-type="string">
            <text:p>Anzeige Verwaltungsseite</text:p>
          </table:table-cell>
          <table:table-cell table:style-name="ce2" office:value-type="string">
            <text:p>Funktionen</text:p>
          </table:table-cell>
          <table:table-cell table:style-name="ce2" office:value-type="string">
            <text:p>Filter</text:p>
          </table:table-cell>
          <table:table-cell table:style-name="ce2"/>
          <table:table-cell table:style-name="ce2" office:value-type="string">
            <text:p>Aufgaben</text:p>
          </table:table-cell>
          <table:table-cell table:style-name="ce2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ID</text:p>
          </table:table-cell>
          <table:table-cell office:value-type="string">
            <text:p>Eingabe Ergebnis 1. Auswahl</text:p>
          </table:table-cell>
          <table:table-cell office:value-type="string">
            <text:p>Stadt</text:p>
          </table:table-cell>
          <table:table-cell/>
          <table:table-cell office:value-type="string">
            <text:p>Mitteilung Status Anmeldung 1. Auswahl</text:p>
          </table:table-cell>
          <table:table-cell table:number-columns-repeated="1019"/>
        </table:table-row>
        <table:table-row table:style-name="ro3">
          <table:table-cell office:value-type="string">
            <text:p>Name kyr</text:p>
          </table:table-cell>
          <table:table-cell table:number-columns-repeated="3"/>
          <table:table-cell office:value-type="string">
            <text:p>Mitteilung der Auswahltermine/Ansprechpartner (und ob Auswahl an der jeweiligen Uni stattfindet)</text:p>
          </table:table-cell>
          <table:table-cell table:number-columns-repeated="1019"/>
        </table:table-row>
        <table:table-row table:style-name="ro3">
          <table:table-cell office:value-type="string">
            <text:p>Vorname kyr</text:p>
          </table:table-cell>
          <table:table-cell table:number-columns-repeated="3"/>
          <table:table-cell office:value-type="string">
            <text:p>Mitteilung Ergebnis 1. Auswahl</text:p>
          </table:table-cell>
          <table:table-cell table:number-columns-repeated="1019"/>
        </table:table-row>
        <table:table-row table:style-name="ro3">
          <table:table-cell office:value-type="string">
            <text:p>Name lat</text:p>
          </table:table-cell>
          <table:table-cell table:number-columns-repeated="1023"/>
        </table:table-row>
        <table:table-row table:style-name="ro3">
          <table:table-cell office:value-type="string">
            <text:p>Vorname lat</text:p>
          </table:table-cell>
          <table:table-cell table:number-columns-repeated="1023"/>
        </table:table-row>
        <table:table-row table:style-name="ro3">
          <table:table-cell office:value-type="string">
            <text:p>Anrede</text:p>
          </table:table-cell>
          <table:table-cell table:number-columns-repeated="1023"/>
        </table:table-row>
        <table:table-row table:style-name="ro3">
          <table:table-cell office:value-type="string">
            <text:p>Geb.-Datum/Alt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ni</text:p>
          </table:table-cell>
          <table:table-cell table:number-columns-repeated="1023"/>
        </table:table-row>
        <table:table-row table:style-name="ro3">
          <table:table-cell office:value-type="string">
            <text:p>Studienfach</text:p>
          </table:table-cell>
          <table:table-cell table:number-columns-repeated="1023"/>
        </table:table-row>
        <table:table-row table:style-name="ro3">
          <table:table-cell office:value-type="string">
            <text:p>Studienziel</text:p>
          </table:table-cell>
          <table:table-cell table:number-columns-repeated="1023"/>
        </table:table-row>
        <table:table-row table:style-name="ro3">
          <table:table-cell office:value-type="string">
            <text:p>Ku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-Mail</text:p>
          </table:table-cell>
          <table:table-cell table:number-columns-repeated="1023"/>
        </table:table-row>
        <table:table-row table:style-name="ro3">
          <table:table-cell office:value-type="string">
            <text:p>Mob.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ten 1. Auswahl komplett</text:p>
          </table:table-cell>
          <table:table-cell table:number-columns-repeated="1023"/>
        </table:table-row>
        <table:table-row table:style-name="ro3">
          <table:table-cell office:value-type="string">
            <text:p>Daten 2. Auswahl komplet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rgebnis 1. Auswahl (unbekannt, bestanden, nicht bestanden)</text:p>
          </table:table-cell>
          <table:table-cell table:number-columns-repeated="1023"/>
        </table:table-row>
        <table:table-row table:style-name="ro3">
          <table:table-cell office:value-type="string">
            <text:p>Deutschkenntnisse 1. Auswahl</text:p>
          </table:table-cell>
          <table:table-cell table:number-columns-repeated="1023"/>
        </table:table-row>
        <table:table-row table:style-name="ro3">
          <table:table-cell office:value-type="string">
            <text:p>Fachkenntnisse 1. Auswahl</text:p>
          </table:table-cell>
          <table:table-cell table:number-columns-repeated="1023"/>
        </table:table-row>
        <table:table-row table:style-name="ro3">
          <table:table-cell office:value-type="string">
            <text:p>Ergebnis 2. Auswahl (</text:p>
          </table:table-cell>
          <table:table-cell table:number-columns-repeated="1023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ktionen" table:style-name="ta2"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 table:style-name="ce2" office:value-type="string">
            <text:p>Funktionen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Zunächst Auswahl des Programms, dann weiter zu entsprechendem Formular</text:p>
          </table:table-cell>
          <table:table-cell table:number-columns-repeated="1023"/>
        </table:table-row>
        <table:table-row table:style-name="ro3">
          <table:table-cell office:value-type="string">
            <text:p>Zugang zu eigenen Daten, Änderungen möglich</text:p>
          </table:table-cell>
          <table:table-cell table:number-columns-repeated="1023"/>
        </table:table-row>
        <table:table-row table:style-name="ro3">
          <table:table-cell office:value-type="string">
            <text:p>Email verschicken</text:p>
          </table:table-cell>
          <table:table-cell table:number-columns-repeated="1023"/>
        </table:table-row>
        <table:table-row table:style-name="ro3">
          <table:table-cell office:value-type="string">
            <text:p>Foto hochladen</text:p>
          </table:table-cell>
          <table:table-cell table:number-columns-repeated="1023"/>
        </table:table-row>
        <table:table-row table:style-name="ro3">
          <table:table-cell office:value-type="string">
            <text:p>Dokumente als Vorlagen mit Daten zum Ausdrucken</text:p>
          </table:table-cell>
          <table:table-cell table:number-columns-repeated="1023"/>
        </table:table-row>
        <table:table-row table:style-name="ro3">
          <table:table-cell office:value-type="string">
            <text:p>Statusangabe, ob alle Pflichtangaben gemacht sind, ansonsten</text:p>
          </table:table-cell>
          <table:table-cell table:number-columns-repeated="1023"/>
        </table:table-row>
        <table:table-row table:style-name="ro3">
          <table:table-cell office:value-type="string">
            <text:p>Emailbenachrichtigung für Anmeldung (Name und Email reichen erstmal)</text:p>
          </table:table-cell>
          <table:table-cell table:number-columns-repeated="1023"/>
        </table:table-row>
        <table:table-row table:style-name="ro3">
          <table:table-cell office:value-type="string">
            <text:p>Emailbenachrichtigung, welche Angaben noch fehlen</text:p>
          </table:table-cell>
          <table:table-cell table:number-columns-repeated="1023"/>
        </table:table-row>
        <table:table-row table:style-name="ro3">
          <table:table-cell office:value-type="string">
            <text:p>Warnung, wenn falscher Kurs</text:p>
          </table:table-cell>
          <table:table-cell table:number-columns-repeated="1023"/>
        </table:table-row>
        <table:table-row table:style-name="ro3">
          <table:table-cell office:value-type="string">
            <text:p>Factsheet für Landwirte automatisch erstellbar</text:p>
          </table:table-cell>
          <table:table-cell table:number-columns-repeated="1023"/>
        </table:table-row>
        <table:table-row table:style-name="ro3">
          <table:table-cell office:value-type="string">
            <text:p>automatisches Umschalten des Schriftsatzes, falls technisch möglich</text:p>
          </table:table-cell>
          <table:table-cell table:number-columns-repeated="1023"/>
        </table:table-row>
        <table:table-row table:style-name="ro3">
          <table:table-cell office:value-type="string">
            <text:p>Daten sicher, sollen später gelöscht werden</text:p>
          </table:table-cell>
          <table:table-cell table:number-columns-repeated="1023"/>
        </table:table-row>
        <table:table-row table:style-name="ro3">
          <table:table-cell office:value-type="string">
            <text:p>Benachrichtigung, ob Auswahl an der jeweiligen Uni stattfindet</text:p>
          </table:table-cell>
          <table:table-cell table:number-columns-repeated="1023"/>
        </table:table-row>
        <table:table-row table:style-name="ro3">
          <table:table-cell office:value-type="string">
            <text:p>erfolgreiche Teilnahme am DaF-Kur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ationen" table:style-name="ta2">
        <table:table-column table:style-name="co3" table:default-cell-style-name="ce1"/>
        <table:table-column table:style-name="co2" table:number-columns-repeated="1023" table:default-cell-style-name="ce1"/>
        <table:table-row table:style-name="ro3">
          <table:table-cell office:value-type="string">
            <text:p>Hinweis, dass Informationen über Emails laufen</text:p>
          </table:table-cell>
          <table:table-cell table:number-columns-repeated="1023"/>
        </table:table-row>
        <table:table-row table:style-name="ro3">
          <table:table-cell office:value-type="string">
            <text:p>Frühzeitig um Pass und Führerscheine kümmern!</text:p>
          </table:table-cell>
          <table:table-cell table:number-columns-repeated="1023"/>
        </table:table-row>
        <table:table-row table:style-name="ro3">
          <table:table-cell office:value-type="string">
            <text:p>Führerschein kein Muss, erhöht aber Chancen und erweitert Möglichkeiten in Deutschland.</text:p>
          </table:table-cell>
          <table:table-cell table:number-columns-repeated="1023"/>
        </table:table-row>
        <table:table-row table:style-name="ro3">
          <table:table-cell office:value-type="string">
            <text:p>Dokumente (automatisch erstellt bzw. Ausfüllbeispiele) + Checkliste</text:p>
          </table:table-cell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ut" style:family="table-cell" style:parent-style-name="Default" style:data-style-name="N0">
      <style:table-cell-properties fo:background-color="#c6efce"/>
      <style:text-properties fo:color="#0061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9.10.2012</text:date>, <text:time>20:27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J M</dc:creator>
    <meta:creation-date>2012-02-23T08:28:17Z</meta:creation-date>
    <dc:date>2012-10-09T20:27:14.46</dc:date>
    <meta:editing-cycles>42</meta:editing-cycles>
    <meta:editing-duration>PT9H27M17S</meta:editing-duration>
    <meta:document-statistic meta:table-count="12" meta:cell-count="1050" meta:object-count="0"/>
  </office:meta>
</office:document-meta>
</file>